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AF000000EC28CDA09DFCE42AB5.png" manifest:media-type="image/png"/>
  <manifest:file-entry manifest:full-path="Pictures/10000201000000AF000000EC49664592FCBEBE08.png" manifest:media-type="image/png"/>
  <manifest:file-entry manifest:full-path="Pictures/1000020100000321000001BC17AE5830388F2B2E.png" manifest:media-type="image/png"/>
  <manifest:file-entry manifest:full-path="Pictures/1000020100000321000001BC4E2B2E8AB07432D3.png" manifest:media-type="image/png"/>
  <manifest:file-entry manifest:full-path="Pictures/100002010000079E00000254870F03F998782A82.png" manifest:media-type="image/png"/>
  <manifest:file-entry manifest:full-path="Pictures/100002010000079E00000254BA397FF45A0903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adornments="Normal"/>
    <style:font-face style:name="TlwgMono1" svg:font-family="TlwgMono" style:font-pitch="fixed"/>
    <style:font-face style:name="TlwgMono" svg:font-family="TlwgMono" style:font-adornments="Normal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491cm" table:align="left"/>
    </style:style>
    <style:style style:name="Table1.A" style:family="table-column">
      <style:table-column-properties style:column-width="1.094cm"/>
    </style:style>
    <style:style style:name="Table1.B" style:family="table-column">
      <style:table-column-properties style:column-width="0.811cm"/>
    </style:style>
    <style:style style:name="Table1.C" style:family="table-column">
      <style:table-column-properties style:column-width="4.304cm"/>
    </style:style>
    <style:style style:name="Table1.D" style:family="table-column">
      <style:table-column-properties style:column-width="2.286cm"/>
    </style:style>
    <style:style style:name="Table1.E" style:family="table-column">
      <style:table-column-properties style:column-width="9.996cm"/>
    </style:style>
    <style:style style:name="Table1.1" style:family="table-row">
      <style:table-row-properties style:min-row-height="1.09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 loext:writing-mode="bt-lr"/>
    </style:style>
    <style:style style:name="Table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 loext:writing-mode="bt-lr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">
      <style:text-properties officeooo:paragraph-rsid="002c45fe"/>
    </style:style>
    <style:style style:name="P2" style:family="paragraph" style:parent-style-name="Norm">
      <style:text-properties officeooo:paragraph-rsid="00676f28"/>
    </style:style>
    <style:style style:name="P3" style:family="paragraph" style:parent-style-name="Norm">
      <style:text-properties officeooo:paragraph-rsid="0068445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6f1688"/>
    </style:style>
    <style:style style:name="P7" style:family="paragraph" style:parent-style-name="Table_20_Contents">
      <style:text-properties officeooo:paragraph-rsid="007178fb"/>
    </style:style>
    <style:style style:name="P8" style:family="paragraph" style:parent-style-name="TitreLecon" style:master-page-name="PremierePage">
      <style:paragraph-properties style:page-number="auto"/>
      <style:text-properties fo:color="#2b2f71" style:font-name="Work Sans SemiBold" fo:font-size="22pt" style:text-underline-style="solid" style:text-underline-width="auto" style:text-underline-color="font-color" fo:font-weight="normal" officeooo:rsid="003e410b" officeooo:paragraph-rsid="0067425d" style:font-size-asian="22pt" style:font-size-complex="22pt"/>
    </style:style>
    <style:style style:name="P9" style:family="paragraph">
      <loext:graphic-properties draw:fill="solid" draw:fill-color="#dddddd"/>
      <style:text-properties fo:font-size="12pt"/>
    </style:style>
    <style:style style:name="T1" style:family="text">
      <style:text-properties officeooo:rsid="007178fb"/>
    </style:style>
    <style:style style:name="T2" style:family="text">
      <style:text-properties style:font-name="Work Sans1" officeooo:rsid="00442afa" style:font-size-asian="10.5pt"/>
    </style:style>
    <style:style style:name="T3" style:family="text">
      <style:text-properties style:font-name="Work Sans1" officeooo:rsid="006e101c" style:font-size-asian="10.5pt"/>
    </style:style>
    <style:style style:name="T4" style:family="text">
      <style:text-properties style:font-name="Work Sans1" officeooo:rsid="0068445d" style:font-size-asian="10.5pt"/>
    </style:style>
    <style:style style:name="T5" style:family="text">
      <style:text-properties style:font-name="Work Sans1" officeooo:rsid="006b1fc1" style:font-size-asian="10.5pt"/>
    </style:style>
    <style:style style:name="T6" style:family="text">
      <style:text-properties style:font-name="Work Sans1" officeooo:rsid="00676f28" style:font-size-asian="10.5pt"/>
    </style:style>
    <style:style style:name="T7" style:family="text">
      <style:text-properties officeooo:rsid="006e101c"/>
    </style:style>
    <style:style style:name="T8" style:family="text">
      <style:text-properties officeooo:rsid="00442afa"/>
    </style:style>
    <style:style style:name="T9" style:family="text">
      <style:text-properties officeooo:rsid="0067425d"/>
    </style:style>
    <style:style style:name="T10" style:family="text">
      <style:text-properties officeooo:rsid="00676f28"/>
    </style:style>
    <style:style style:name="T11" style:family="text">
      <style:text-properties officeooo:rsid="0068445d"/>
    </style:style>
    <style:style style:name="T12" style:family="text">
      <style:text-properties officeooo:rsid="006b1fc1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style:font-name="TlwgMono1"/>
    </style:style>
    <style:style style:name="T15" style:family="text">
      <style:text-properties style:font-name="TlwgMono1" officeooo:rsid="006f1688"/>
    </style:style>
    <style:style style:name="T16" style:family="text">
      <style:text-properties officeooo:rsid="006f1688"/>
    </style:style>
    <style:style style:name="T17" style:family="text">
      <style:text-properties style:font-name="aakar" officeooo:rsid="007178fb" style:font-name-asian="aakar" style:font-name-complex="aakar"/>
    </style:style>
    <style:style style:name="T18" style:family="text">
      <style:text-properties style:font-name="TlwgMono1" fo:font-size="12pt"/>
    </style:style>
    <style:style style:name="T19" style:family="text">
      <style:text-properties style:font-name="TlwgMono1" fo:font-size="11pt" style:font-name-complex="TlwgMono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3.653cm" fo:margin-left="0.4cm" fo:margin-right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T<text:span text:style-name="T9">ypage des données</text:span></text:h>
      <text:p text:style-name="Norm"><text:span text:style-name="Norm">Tous les langages de programmation permettent de manipuler des valeurs. Le typage d'une variable consiste à associer à sa variable symbolique un « type » de donnée, permettant à l'ordinateur de savoir si celle-ci est de type numérique, textuel, etc. </text:span><text:span text:style-name="Norm"><text:span text:style-name="T12">et</text:span></text:span><text:span text:style-name="Norm"> d'allouer en conséquence des zones de mémoire de dimension suffisantes pour stocker cette donnée. </text:span></text:p>
      <text:p text:style-name="P2"><text:span text:style-name="Norm"><text:span text:style-name="T10">Le langage Python effectue un typage dynamique des variables, </text:span></text:span><text:span text:style-name="Norm"><text:span text:style-name="T6">r</text:span></text:span><text:span text:style-name="Norm"><text:span text:style-name="T5">endant cette opération</text:span></text:span><text:span text:style-name="Norm"> </text:span><text:span text:style-name="Norm"><text:span text:style-name="T5">automatique</text:span></text:span><text:span text:style-name="Norm"> lors de l'exécution du code. </text:span><text:span text:style-name="Norm"><text:span text:style-name="T12">Avec c</text:span></text:span><text:span text:style-name="Norm">ertains langages </text:span><text:span text:style-name="Norm"><text:span text:style-name="T12">(C, C++…), le typage doit être effectué</text:span></text:span><text:span text:style-name="Norm"> statiquement </text:span><text:span text:style-name="Norm"><text:span text:style-name="T12">ce qui </text:span></text:span><text:span text:style-name="Norm">demande au programmeur de déclarer expressément </text:span><text:span text:style-name="Norm"><text:span text:style-name="T5">le</text:span></text:span><text:span text:style-name="Norm"> typage </text:span><text:span text:style-name="Norm"><text:span text:style-name="T5">de</text:span></text:span><text:span text:style-name="Norm"> chaque variable.</text:span></text:p>
      <text:list xml:id="list1843621437" text:style-name="Numbering_20_1">
        <text:list-item>
          <text:h text:style-name="Titre1" text:outline-level="2"><draw:frame text:anchor-type="paragraph" draw:z-index="0" draw:name="Shape1" draw:style-name="gr1" draw:text-style-name="P9" svg:width="3.67cm" svg:height="3.654cm" svg:x="14.84cm" svg:y="0.635cm"><draw:text-box><text:p><text:span text:style-name="T18">&gt;&gt;&gt; a=1</text:span></text:p><text:p><text:span text:style-name="T19">&gt;&gt;&gt; type(a)</text:span></text:p><text:p><text:span text:style-name="T19">&lt;class 'int'&gt;</text:span></text:p><text:p><text:span text:style-name="T19">&gt;&gt;</text:span></text:p><text:p><text:span text:style-name="T19">&gt;&gt;&gt; a='toto'</text:span></text:p><text:p><text:span text:style-name="T19">&gt;&gt;&gt; type(a)</text:span></text:p><text:p><text:span text:style-name="T19">&lt;class 'str'&gt;</text:span></text:p></draw:text-box></draw:frame><text:span text:style-name="Norm">Visualisation du typage d’une variable.</text:span></text:h>
        </text:list-item>
      </text:list>
      <text:p text:style-name="P3"><text:span text:style-name="Norm"><text:span text:style-name="T4">Sous</text:span></text:span><text:span text:style-name="Norm"><text:span text:style-name="T11"> le langage Python, l</text:span></text:span><text:span text:style-name="Norm"><text:span text:style-name="T4">e</text:span></text:span><text:span text:style-name="Norm"><text:span text:style-name="T11"> type d’une variable peut être obtenu avec la commande</text:span></text:span><text:span text:style-name="Code"><text:span text:style-name="T11"> type( )</text:span></text:span></text:p>
      <text:p text:style-name="P3"><text:span text:style-name="Code"/></text:p>
      <text:list xml:id="list145660288663784" text:continue-numbering="true" text:style-name="Numbering_20_1">
        <text:list-item>
          <text:h text:style-name="Titre1" text:outline-level="2"><text:span text:style-name="Norm">Principaux types sous Python</text:span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4"><text:span text:style-name="Norm"/></text:p>
          </table:table-cell>
          <table:covered-table-cell/>
          <table:table-cell table:style-name="Table1.C1" office:value-type="string">
            <text:p text:style-name="P4"><text:span text:style-name="Norm"><text:span text:style-name="T13">Nom</text:span></text:span></text:p>
          </table:table-cell>
          <table:table-cell table:style-name="Table1.D1" office:value-type="string">
            <text:p text:style-name="P4"><text:span text:style-name="Norm"><text:span text:style-name="T13">Code</text:span></text:span></text:p>
          </table:table-cell>
          <table:table-cell table:style-name="Table1.E1" office:value-type="string">
            <text:p text:style-name="P4"><text:span text:style-name="Norm"><text:span text:style-name="T13">Description </text:span></text:span></text:p>
          </table:table-cell>
        </table:table-row>
        <table:table-row>
          <table:table-cell table:style-name="Table1.A2" table:number-rows-spanned="3" table:number-columns-spanned="2" office:value-type="string">
            <text:p text:style-name="Table_20_Contents"><text:span text:style-name="Norm">Types numériques</text:span></text:p>
          </table:table-cell>
          <table:covered-table-cell/>
          <table:table-cell table:style-name="Table1.C2" office:value-type="string">
            <text:p text:style-name="Table_20_Contents"><text:span text:style-name="Norm">Integer (Entier)</text:span></text:p>
          </table:table-cell>
          <table:table-cell table:style-name="Table1.D2" office:value-type="string">
            <text:p text:style-name="P4"><text:span text:style-name="Norm"><text:span text:style-name="T14">int</text:span></text:span></text:p>
          </table:table-cell>
          <table:table-cell table:style-name="Table1.E2" office:value-type="string">
            <text:p text:style-name="Table_20_Contents"><text:span text:style-name="Norm">Entier compris entre -2 147 483 648 et 2 147 483 647 (codage sur 32 bits soit 4 octets) 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Table_20_Contents"><text:span text:style-name="Norm">Long integer (Entier long)</text:span></text:p>
          </table:table-cell>
          <table:table-cell table:style-name="Table1.D3" office:value-type="string">
            <text:p text:style-name="P4"><text:span text:style-name="Norm"><text:span text:style-name="T14">long</text:span></text:span></text:p>
          </table:table-cell>
          <table:table-cell table:style-name="Table1.E3" office:value-type="string">
            <text:p text:style-name="P7"><text:span text:style-name="Norm">long Entier compris entre -</text:span><text:span text:style-name="Norm"><text:span text:style-name="T17">∞ </text:span></text:span><text:span text:style-name="Norm">et - </text:span><text:span text:style-name="Norm"><text:span text:style-name="T1">2</text:span></text:span><text:span text:style-name="Norm"> 147 483 647 ou entre 2 147 483 648 et </text:span><text:span text:style-name="Norm"><text:span text:style-name="T1">+</text:span></text:span><text:span text:style-name="Norm"><text:span text:style-name="T17">∞ </text:span></text:span></text:p>
          </table:table-cell>
        </table:table-row>
        <table:table-row>
          <table:covered-table-cell/>
          <table:covered-table-cell/>
          <table:table-cell table:style-name="Table1.C4" office:value-type="string">
            <text:p text:style-name="P5"><text:span text:style-name="Norm">Floating point number (Nombre à virgule flottante)</text:span></text:p>
          </table:table-cell>
          <table:table-cell table:style-name="Table1.D4" office:value-type="string">
            <text:p text:style-name="P4"><text:span text:style-name="Norm"><text:span text:style-name="T14">float</text:span></text:span></text:p>
          </table:table-cell>
          <table:table-cell table:style-name="Table1.E4" office:value-type="string">
            <text:p text:style-name="Table_20_Contents"><text:span text:style-name="Norm">Valeur spécifiée avec un point dans le programme (exemple : </text:span><text:span text:style-name="Code">a = 2.0</text:span><text:span text:style-name="Norm">) permettant une approximation de nombre réel </text:span></text:p>
          </table:table-cell>
        </table:table-row>
        <table:table-row>
          <table:table-cell table:style-name="Table1.A2" table:number-rows-spanned="4" office:value-type="string">
            <text:p text:style-name="P4"><text:span text:style-name="Norm">Types d'objets itérables</text:span></text:p>
          </table:table-cell>
          <table:table-cell table:style-name="Table1.A2" table:number-rows-spanned="2" office:value-type="string">
            <text:p text:style-name="Table_20_Contents"><text:span text:style-name="Norm">Immuable</text:span></text:p>
          </table:table-cell>
          <table:table-cell table:style-name="Table1.C5" office:value-type="string">
            <text:p text:style-name="Table_20_Contents"><text:span text:style-name="Norm">Character string (Chaîne de caractères)</text:span></text:p>
          </table:table-cell>
          <table:table-cell table:style-name="Table1.D5" office:value-type="string">
            <text:p text:style-name="P4"><text:span text:style-name="Norm"><text:span text:style-name="T14">str</text:span></text:span></text:p>
          </table:table-cell>
          <table:table-cell table:style-name="Table1.E5" office:value-type="string">
            <text:p text:style-name="Table_20_Contents"><text:span text:style-name="Norm">Chaîne de caractères 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Table_20_Contents"><text:span text:style-name="Norm">N-uplet (N-uplet)</text:span></text:p>
          </table:table-cell>
          <table:table-cell table:style-name="Table1.D6" office:value-type="string">
            <text:p text:style-name="P4"><text:span text:style-name="Norm"><text:span text:style-name="T14">tuple</text:span></text:span></text:p>
          </table:table-cell>
          <table:table-cell table:style-name="Table1.E6" office:value-type="string">
            <text:p text:style-name="P6"><text:span text:style-name="Norm">Tuple de forme </text:span></text:p>
            <text:p text:style-name="P6"><text:span text:style-name="Code">(1,2,3,"je suis un tuple",5,3.14159)</text:span>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Table_20_Contents"><text:span text:style-name="Norm">Muable</text:span></text:p>
          </table:table-cell>
          <table:table-cell table:style-name="Table1.C7" office:value-type="string">
            <text:p text:style-name="Table_20_Contents"><text:span text:style-name="Norm">List (Liste)</text:span></text:p>
          </table:table-cell>
          <table:table-cell table:style-name="Table1.D7" office:value-type="string">
            <text:p text:style-name="P4"><text:span text:style-name="Norm"><text:span text:style-name="T14">list</text:span></text:span></text:p>
          </table:table-cell>
          <table:table-cell table:style-name="Table1.E7" office:value-type="string">
            <text:p text:style-name="Table_20_Contents"><text:span text:style-name="Norm">Liste de forme</text:span><text:span text:style-name="Code"> [1,2,3,...</text:span><text:span text:style-name="Code"><text:span text:style-name="T16">]</text:span>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Table_20_Contents"><text:span text:style-name="Norm">Dictionary (Dictionnaire)</text:span></text:p>
          </table:table-cell>
          <table:table-cell table:style-name="Table1.D8" office:value-type="string">
            <text:p text:style-name="P4"><text:span text:style-name="Norm"><text:span text:style-name="T14">dict</text:span></text:span></text:p>
          </table:table-cell>
          <table:table-cell table:style-name="Table1.E8" office:value-type="string">
            <text:p text:style-name="P6"><text:span text:style-name="Norm">Dictionnaire de forme </text:span></text:p>
            <text:p text:style-name="P6"><text:span text:style-name="Code">{'Œuf': 1, 'Jambon': 0}</text:span></text:p>
          </table:table-cell>
        </table:table-row>
        <table:table-row>
          <table:table-cell table:style-name="Table1.A2" table:number-rows-spanned="2" table:number-columns-spanned="2" office:value-type="string">
            <text:p text:style-name="Table_20_Contents"><text:span text:style-name="Norm">Autres</text:span></text:p>
          </table:table-cell>
          <table:covered-table-cell/>
          <table:table-cell table:style-name="Table1.C9" office:value-type="string">
            <text:p text:style-name="Table_20_Contents"><text:span text:style-name="Norm">Boolean (Valeur booléenne)</text:span></text:p>
          </table:table-cell>
          <table:table-cell table:style-name="Table1.D9" office:value-type="string">
            <text:p text:style-name="P4"><text:span text:style-name="Norm"><text:span text:style-name="T14">bool</text:span></text:span></text:p>
          </table:table-cell>
          <table:table-cell table:style-name="Table1.E9" office:value-type="string">
            <text:p text:style-name="Table_20_Contents"><text:span text:style-name="Norm">Type de </text:span><text:span text:style-name="Code">True</text:span><text:span text:style-name="Norm"> et de </text:span><text:span text:style-name="Code">False</text:span><text:span text:style-name="Norm"> (renvoyés par exemple lors de tests ou d'opérations booléennes) </text:span>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Table_20_Contents"><text:span text:style-name="Norm">Function (fonction)</text:span></text:p>
          </table:table-cell>
          <table:table-cell table:style-name="Table1.D10" office:value-type="string">
            <text:p text:style-name="P4"><text:span text:style-name="Norm"><text:span text:style-name="T14">f</text:span></text:span><text:span text:style-name="Norm"><text:span text:style-name="T15">u</text:span></text:span><text:span text:style-name="Norm"><text:span text:style-name="T14">nction</text:span></text:span></text:p>
          </table:table-cell>
          <table:table-cell table:style-name="Table1.E10" office:value-type="string">
            <text:p text:style-name="Table_20_Contents"><text:span text:style-name="Norm">Fonction </text:span></text:p>
          </table:table-cell>
        </table:table-row>
      </table:table>
      <text:p text:style-name="P3"><text:span text:style-name="Norm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adornments="Normal"/>
    <style:font-face style:name="TlwgMono1" svg:font-family="TlwgMono" style:font-pitch="fixed"/>
    <style:font-face style:name="TlwgMono" svg:font-family="TlwgMono" style:font-adornments="Normal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reLecon" style:family="paragraph" style:parent-style-name="Standard" style:default-outline-level="1" style:list-style-name="">
      <style:paragraph-properties fo:margin-left="0cm" fo:margin-right="0cm" fo:margin-top="0cm" fo:margin-bottom="0.499cm" loext:contextual-spacing="false" fo:text-indent="0cm" style:auto-text-indent="false"/>
      <style:text-properties fo:color="#2b2f71" style:font-name="Work Sans SemiBold" fo:font-family="'Work Sans SemiBold'" style:font-style-name="SemiBold" style:font-family-generic="swiss" style:font-pitch="variable" fo:font-size="22pt" style:text-underline-style="solid" style:text-underline-width="auto" style:text-underline-color="font-color" fo:font-weight="normal" officeooo:rsid="0027757c" style:font-size-asian="22pt" style:font-size-complex="22pt"/>
    </style:style>
    <style:style style:name="Titre2" style:family="paragraph" style:parent-style-name="Standard" style:default-outline-level="3" style:list-style-name="">
      <style:paragraph-properties fo:margin-left="1cm" fo:margin-right="0cm" fo:margin-top="0cm" fo:margin-bottom="0.199cm" loext:contextual-spacing="false" fo:text-indent="0cm" style:auto-text-indent="false"/>
      <style:text-properties style:font-name="Work Sans" fo:font-family="'Work Sans'" style:font-family-generic="swiss" style:font-pitch="variable" fo:font-size="14pt" fo:font-weight="bold" officeooo:rsid="001f2cd6" style:font-size-asian="16pt" style:font-weight-asian="bold" style:font-size-complex="16pt" style:font-weight-complex="bold"/>
    </style:style>
    <style:style style:name="Titre1" style:family="paragraph" style:parent-style-name="TitreLecon" style:default-outline-level="2" style:list-style-name="Numbering_20_1">
      <style:paragraph-properties fo:margin-top="0.499cm" fo:margin-bottom="0.3cm" loext:contextual-spacing="false"/>
      <style:text-properties style:font-name="Work Sans Light" fo:font-family="'Work Sans Light'" style:font-style-name="Maigre" style:font-family-generic="swiss" style:font-pitch="variable" fo:font-size="18pt" fo:font-weight="250"/>
    </style:style>
    <style:style style:name="Norm" style:family="paragraph" style:parent-style-name="Standard" style:master-page-name="">
      <style:paragraph-properties fo:text-align="justify" style:justify-single-word="false" style:page-number="auto"/>
      <style:text-properties style:font-name="Work Sans1" fo:font-family="'Work Sans'" style:font-style-name="Normal" style:font-family-generic="swiss" style:font-pitch="variable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Norm" style:family="text">
      <style:text-properties style:font-name="Work Sans1" fo:font-family="'Work Sans'" style:font-style-name="Normal" style:font-family-generic="swiss" style:font-pitch="variable" style:font-size-asian="10.5pt"/>
    </style:style>
    <style:style style:name="Gras" style:family="text" style:parent-style-name="Norm">
      <style:text-properties style:font-name="Work Sans SemiBold" fo:font-family="'Work Sans SemiBold'" style:font-style-name="SemiBold" style:font-family-generic="swiss" style:font-pitch="variable" fo:font-weight="600" style:font-size-asian="10.5pt"/>
    </style:style>
    <style:style style:name="Reference" style:family="text" style:parent-style-name="Norm">
      <style:text-properties style:font-name="Work Sans Light" fo:font-family="'Work Sans Light'" style:font-style-name="Maigre" style:font-family-generic="swiss" style:font-pitch="variable" fo:font-weight="250" style:font-size-asian="10.5pt"/>
    </style:style>
    <style:style style:name="Code" style:family="text">
      <style:text-properties style:font-name="TlwgMono" fo:font-family="TlwgMono" style:font-style-name="Normal" style:font-pitch="fixed" fo:font-size="13pt" fo:font-weight="normal" fo:background-color="#e6e6ff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Puce1">
      <text:list-level-style-bullet text:level="1" text:style-name="Bullet_20_Symbols" text:bullet-char="✗">
        <style:list-level-properties text:list-level-position-and-space-mode="label-alignment">
          <style:list-level-label-alignment text:label-followed-by="space" fo:text-indent="-1.071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space" fo:text-indent="-1.706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space" fo:text-indent="-2.341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space" fo:text-indent="-2.976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space" fo:text-indent="-3.611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space" fo:text-indent="-4.246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space" fo:text-indent="-4.881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space" fo:text-indent="-5.516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space" fo:text-indent="-6.151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space" fo:text-indent="-6.786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">
      <style:text-properties officeooo:paragraph-rsid="002c45fe"/>
    </style:style>
    <style:style style:name="MT1" style:family="text">
      <style:text-properties officeooo:rsid="007178fb"/>
    </style:style>
    <style:style style:name="MT2" style:family="text">
      <style:text-properties style:font-name="Work Sans1" officeooo:rsid="00442afa" style:font-size-asian="10.5pt"/>
    </style:style>
    <style:style style:name="MT3" style:family="text">
      <style:text-properties style:font-name="Work Sans1" officeooo:rsid="006e101c" style:font-size-asian="10.5pt"/>
    </style:style>
    <style:style style:name="MT4" style:family="text">
      <style:text-properties officeooo:rsid="006e101c"/>
    </style:style>
    <style:style style:name="MT5" style:family="text">
      <style:text-properties officeooo:rsid="00442af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.1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5" text:anchor-type="paragraph" svg:x="0.093cm" svg:y="0.086cm" svg:width="1.716cm" svg:height="0.953cm" draw:z-index="0"><draw:image xlink:href="Pictures/1000020100000321000001BC4E2B2E8AB07432D3.png" xlink:type="simple" xlink:show="embed" xlink:actuate="onLoad" loext:mime-type="image/png"/></draw:frame><draw:frame draw:style-name="Mfr2" draw:name="Image6" text:anchor-type="paragraph" svg:x="15.007cm" svg:y="0.009cm" svg:width="3.327cm" svg:height="1.018cm" draw:z-index="0"><draw:image xlink:href="Pictures/100002010000079E00000254BA397FF45A090321.png" xlink:type="simple" xlink:show="embed" xlink:actuate="onLoad" loext:mime-type="image/png"/></draw:frame></text:p>
        <text:p text:style-name="Header"/>
      </style:header>
      <style:footer>
        <text:p text:style-name="Footer"/>
      </style:footer>
    </style:master-page>
    <style:master-page style:name="PremierePage" style:page-layout-name="Mpm2">
      <style:header>
        <text:p text:style-name="Header"><draw:frame draw:style-name="Mfr1" draw:name="Image8" text:anchor-type="paragraph" svg:x="0.093cm" svg:y="0.086cm" svg:width="1.716cm" svg:height="0.953cm" draw:z-index="2"><draw:image xlink:href="Pictures/1000020100000321000001BC17AE5830388F2B2E.png" xlink:type="simple" xlink:show="embed" xlink:actuate="onLoad" loext:mime-type="image/png"/></draw:frame><draw:frame draw:style-name="Mfr2" draw:name="Image7" text:anchor-type="paragraph" svg:x="15.007cm" svg:y="0.009cm" svg:width="3.327cm" svg:height="1.018cm" draw:z-index="4"><draw:image xlink:href="Pictures/100002010000079E00000254870F03F998782A82.png" xlink:type="simple" xlink:show="embed" xlink:actuate="onLoad" loext:mime-type="image/png"/></draw:frame></text:p>
      </style:header>
      <style:footer>
        <text:p text:style-name="Norm"><draw:frame draw:style-name="Mfr1" draw:name="Image1" text:anchor-type="paragraph" svg:x="-0.026cm" svg:y="-0.021cm" svg:width="0.998cm" svg:height="1.346cm" draw:z-index="6"><draw:image xlink:href="Pictures/10000201000000AF000000EC28CDA09DFCE42AB5.png" xlink:type="simple" xlink:show="embed" xlink:actuate="onLoad" loext:mime-type="image/png"/></draw:frame><text:s text:c="9"/><text:span text:style-name="MT1">6</text:span><text:span text:style-name="MT2">- </text:span><text:span text:style-name="MT3">Typage des données</text:span><text:span text:style-name="MT4"><text:tab/></text:span><text:tab/><text:tab/><text:tab/><text:tab/><text:tab/><text:tab/><text:tab/><text:tab/><text:page-number text:select-page="current">2</text:page-number>/<text:page-count>2</text:page-count></text:p>
      </style:footer>
    </style:master-page>
    <style:master-page style:name="PageInterieur" style:hidden="true" style:page-layout-name="Mpm3" style:next-style-name="PremierePage">
      <style:footer>
        <text:p text:style-name="Footer"/>
      </style:footer>
    </style:master-page>
    <style:master-page style:name="PageInterieure" style:page-layout-name="Mpm4">
      <style:footer>
        <text:p text:style-name="MP1"><draw:frame draw:style-name="Mfr1" draw:name="Image2" text:anchor-type="paragraph" svg:x="-0.026cm" svg:y="-0.021cm" svg:width="0.998cm" svg:height="1.346cm" draw:z-index="0"><draw:image xlink:href="Pictures/10000201000000AF000000EC49664592FCBEBE08.png" xlink:type="simple" xlink:show="embed" xlink:actuate="onLoad" loext:mime-type="image/png"/></draw:frame><text:s text:c="9"/><text:span text:style-name="MT5">3-Les listes<text:tab/><text:tab/></text:span><text:tab/><text:tab/><text:tab/><text:tab/><text:tab/><text:tab/><text:tab/><text:tab/><text:tab/><text:tab/><text:page-number text:select-page="current">0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1:31:00.087613897</meta:creation-date>
    <dc:date>2021-05-25T14:56:59.466570980</dc:date>
    <meta:editing-duration>PT7H18M19S</meta:editing-duration>
    <meta:editing-cycles>49</meta:editing-cycles>
    <meta:generator>LibreOffice/6.0.7.3$Linux_X86_64 LibreOffice_project/00m0$Build-3</meta:generator>
    <meta:document-statistic meta:table-count="1" meta:image-count="6" meta:object-count="0" meta:page-count="2" meta:paragraph-count="45" meta:word-count="278" meta:character-count="1761" meta:non-whitespace-character-count="1483"/>
  </office:meta>
</office:document-meta>
</file>